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bbc" officeooo:paragraph-rsid="00100bbc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00bbc" officeooo:paragraph-rsid="00100bbc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00bbc" officeooo:paragraph-rsid="00100bbc" fo:background-color="#000000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000000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100bbc" officeooo:paragraph-rsid="00100bbc" fo:background-color="transparent"/>
    </style:style>
    <style:style style:name="P8" style:family="paragraph" style:parent-style-name="Standard">
      <style:paragraph-properties style:line-height-at-least="0.503cm"/>
      <style:text-properties fo:background-color="#000000"/>
    </style:style>
    <style:style style:name="P9" style:family="paragraph" style:parent-style-name="Standard">
      <style:text-properties officeooo:rsid="00109e5c" officeooo:paragraph-rsid="00109e5c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P11" style:family="paragraph" style:parent-style-name="Standard">
      <style:paragraph-properties fo:margin-top="0cm" fo:margin-bottom="0.499cm" loext:contextual-spacing="false" style:line-height-at-least="0.503cm"/>
      <style:text-properties fo:background-color="#000000"/>
    </style:style>
    <style:style style:name="T1" style:family="text">
      <style:text-properties fo:color="#569cd6"/>
    </style:style>
    <style:style style:name="T2" style:family="text">
      <style:text-properties fo:color="#569cd6" fo:font-style="normal" officeooo:rsid="00109e5c" style:font-style-asian="normal" style:font-style-complex="normal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b5cea8"/>
    </style:style>
    <style:style style:name="T6" style:family="text">
      <style:text-properties fo:color="#ce9178"/>
    </style:style>
    <style:style style:name="T7" style:family="text">
      <style:text-properties fo:color="#ce9178" fo:font-style="normal" officeooo:rsid="00109e5c" style:font-style-asian="normal" style:font-style-complex="normal"/>
    </style:style>
    <style:style style:name="T8" style:family="text">
      <style:text-properties fo:color="#d7ba7d"/>
    </style:style>
    <style:style style:name="T9" style:family="text">
      <style:text-properties fo:color="#c586c0"/>
    </style:style>
    <style:style style:name="T10" style:family="text">
      <style:text-properties fo:color="#c586c0" fo:font-style="normal" officeooo:rsid="00109e5c" style:font-style-asian="normal" style:font-style-complex="normal"/>
    </style:style>
    <style:style style:name="T11" style:family="text">
      <style:text-properties officeooo:rsid="00109e5c"/>
    </style:style>
    <style:style style:name="T12" style:family="text">
      <style:text-properties fo:font-style="italic" officeooo:rsid="00109e5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09e5c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01:</text:p>
      <text:p text:style-name="P3"><text:span text:style-name="T9">#include</text:span><text:span text:style-name="T6">&lt;stdio.h&gt;</text:span></text:p>
      <text:p text:style-name="P3"><text:span text:style-name="T9">#include</text:span><text:span text:style-name="T1"> </text:span><text:span text:style-name="T6">&lt;stdlib.h&gt;</text:span></text:p>
      <text:p text:style-name="P1"/>
      <text:p text:style-name="P4"><text:span text:style-name="T1">int</text:span> <text:span text:style-name="T3">main</text:span>(){</text:p>
      <text:p text:style-name="P11"/>
      <text:p text:style-name="P5"><text:span text:style-name="T1">int</text:span> indice, valor;</text:p>
      <text:p text:style-name="P5"><text:span text:style-name="T1">int</text:span> <text:span text:style-name="T4">vet</text:span>[<text:span text:style-name="T5">5</text:span>] = {<text:span text:style-name="T5">10</text:span>,<text:span text:style-name="T5">47</text:span>,<text:span text:style-name="T5">53</text:span>,<text:span text:style-name="T5">108</text:span>,<text:span text:style-name="T5">953</text:span>};</text:p>
      <text:p text:style-name="P8"/>
      <text:p text:style-name="P5"><text:span text:style-name="T3">printf</text:span>(<text:span text:style-name="T6">"Informe o Indice para a multiplicação: "</text:span>);</text:p>
      <text:p text:style-name="P5"><text:span text:style-name="T3">scanf</text:span>(<text:span text:style-name="T6">"%d"</text:span>, &amp;indice);</text:p>
      <text:p text:style-name="P8"/>
      <text:p text:style-name="P5">valor = <text:span text:style-name="T4">vet</text:span>[indice-<text:span text:style-name="T5">1</text:span>] * <text:span text:style-name="T5">10</text:span>;</text:p>
      <text:p text:style-name="P11"/>
      <text:p text:style-name="P5"><text:span text:style-name="T3">printf</text:span>(<text:span text:style-name="T6">"O valor é %d</text:span><text:span text:style-name="T8">\n</text:span><text:span text:style-name="T6">"</text:span>, valor);</text:p>
      <text:p text:style-name="P5">}</text:p>
      <text:p text:style-name="P7"/>
      <text:p text:style-name="P1"/>
      <text:p text:style-name="P1">Exercício 02:</text:p>
      <text:p text:style-name="P1"/>
      <text:p text:style-name="P3"><text:span text:style-name="T9">#include</text:span><text:span text:style-name="T6">&lt;stdio.h&gt;</text:span></text:p>
      <text:p text:style-name="P3"><text:span text:style-name="T9">#include</text:span><text:span text:style-name="T1"> </text:span><text:span text:style-name="T6">&lt;stdlib.h&gt;</text:span></text:p>
      <text:p text:style-name="P3"><text:span text:style-name="T6"/></text:p>
      <text:p text:style-name="P6"/>
      <text:p text:style-name="P2"><text:span text:style-name="T1">int</text:span> <text:span text:style-name="T3">main</text:span>(){</text:p>
      <text:p text:style-name="P10"/>
      <text:p text:style-name="P2"><text:span text:style-name="T1">int</text:span> indice, valor;</text:p>
      <text:p text:style-name="P2"><text:span text:style-name="T1">int</text:span> n_linha = <text:span text:style-name="T5">5</text:span>, n_coluna=<text:span text:style-name="T5">4</text:span>;</text:p>
      <text:p text:style-name="P2"><text:span text:style-name="T1">int</text:span> <text:span text:style-name="T4">mat</text:span>[n_linha][n_coluna];</text:p>
      <text:p text:style-name="P6"/>
      <text:p text:style-name="P2"><text:span text:style-name="T9">for</text:span>(<text:span text:style-name="T1">int</text:span> i=<text:span text:style-name="T5">0</text:span>;i&lt;n_linha;i++){</text:p>
      <text:p text:style-name="P2"><text:span text:style-name="T9">for</text:span>(<text:span text:style-name="T1">int</text:span> j=<text:span text:style-name="T5">0</text:span>;j&lt;n_coluna;j++){ </text:p>
      <text:p text:style-name="P2"><text:span text:style-name="T3">printf</text:span>(<text:span text:style-name="T6">"Informe o valor na posição %d x %d : "</text:span>, i,j);</text:p>
      <text:p text:style-name="P2"><text:span text:style-name="T3">scanf</text:span>(<text:span text:style-name="T6">"%d"</text:span>, &amp;<text:span text:style-name="T4">mat</text:span>[i][j]);</text:p>
      <text:p text:style-name="P2">}</text:p>
      <text:p text:style-name="P2">}</text:p>
      <text:p text:style-name="P6"/>
      <text:p text:style-name="P2"><text:span text:style-name="T9">for</text:span>(<text:span text:style-name="T1">int</text:span> i=<text:span text:style-name="T5">0</text:span>;i&lt;n_linha;i++){</text:p>
      <text:p text:style-name="P2"><text:span text:style-name="T3">printf</text:span>(<text:span text:style-name="T6">"</text:span><text:span text:style-name="T8">\n</text:span><text:span text:style-name="T6">"</text:span>);</text:p>
      <text:p text:style-name="P2"><text:span text:style-name="T9">for</text:span>(<text:span text:style-name="T1">int</text:span> j=<text:span text:style-name="T5">0</text:span>;j&lt;n_coluna;j++){ </text:p>
      <text:p text:style-name="P2"><text:span text:style-name="T3">printf</text:span>(<text:span text:style-name="T6">"%d"</text:span>, <text:span text:style-name="T4">mat</text:span>[i][j]);</text:p>
      <text:p text:style-name="P2">}</text:p>
      <text:p text:style-name="P2">}</text:p>
      <text:p text:style-name="P2"><text:span text:style-name="T3">printf</text:span>(<text:span text:style-name="T6">"</text:span><text:span text:style-name="T8">\n</text:span><text:span text:style-name="T6">"</text:span>)</text:p>
      <text:p text:style-name="P2">}</text:p>
      <text:p text:style-name="P1"/>
      <text:p text:style-name="P1"/>
      <text:p text:style-name="P1"/>
      <text:p text:style-name="P1"/>
      <text:p text:style-name="P1"><text:soft-page-break/>Exercício 03:</text:p>
      <text:p text:style-name="P1"/>
      <text:p text:style-name="P1">Para que o código funcione é necessário antes atribuir o tipo int à variável “i” e atribuir tipo e valor à variável “n”. Com relação ao código em si, <text:span text:style-name="T11">seu é atribuída a um ponteiro “t1” uma alocação de memória de 400 </text:span><text:span text:style-name="T12">bytes</text:span><text:span text:style-name="T11"> </text:span><text:span text:style-name="T12">(50 * syzeof(double)).</text:span><text:span text:style-name="T11"> Em seguida, o ponteiro “t2” recebe a mesma alocação de “t1” e o espaço alocado por “t1” é liberado pela função </text:span><text:span text:style-name="T12">free(t1). </text:span><text:span text:style-name="T14">Como cada variável int possui 4 </text:span><text:span text:style-name="T12">bytes </text:span><text:span text:style-name="T14">de tamanho, é possível alocar aproximadamente 100 valores int no vetor de 400 bytes criado como demonstrado no código abaixo:</text:span></text:p>
      <text:p text:style-name="P1"><text:span text:style-name="T14"/></text:p>
      <text:p text:style-name="P3"><text:span text:style-name="T10">#include</text:span><text:span text:style-name="T2"> </text:span><text:span text:style-name="T7">&lt;stdio.h&gt;</text:span></text:p>
      <text:p text:style-name="P2"><text:span text:style-name="T9">#include</text:span><text:span text:style-name="T1"> </text:span><text:span text:style-name="T6">&lt;stdlib.h&gt;</text:span></text:p>
      <text:p text:style-name="P6"/>
      <text:p text:style-name="P2"><text:span text:style-name="T1">int</text:span> <text:span text:style-name="T3">main</text:span>(){</text:p>
      <text:p text:style-name="P10"/>
      <text:p text:style-name="P2"><text:span text:style-name="T1">int</text:span> *t1, *t2;</text:p>
      <text:p text:style-name="P2">t1 = <text:span text:style-name="T3">malloc</text:span>(<text:span text:style-name="T5">50</text:span> * <text:span text:style-name="T1">sizeof</text:span>(<text:span text:style-name="T1">double</text:span>));</text:p>
      <text:p text:style-name="P2">t2 = t1;</text:p>
      <text:p text:style-name="P2"><text:span text:style-name="T1">int</text:span> teste = <text:span text:style-name="T5">50</text:span>*<text:span text:style-name="T1">sizeof</text:span>(<text:span text:style-name="T1">double</text:span>);</text:p>
      <text:p text:style-name="P2"><text:span text:style-name="T9">for</text:span>(<text:span text:style-name="T1">int</text:span> i =<text:span text:style-name="T5">0</text:span>; i&lt;<text:span text:style-name="T5">103</text:span>; i++){</text:p>
      <text:p text:style-name="P2"><text:span text:style-name="T4">t2</text:span>[i] = i*i;</text:p>
      <text:p text:style-name="P2">}</text:p>
      <text:p text:style-name="P6"/>
      <text:p text:style-name="P2"><text:span text:style-name="T9">for</text:span>(<text:span text:style-name="T1">int</text:span> i =<text:span text:style-name="T5">0</text:span>; i&lt;<text:span text:style-name="T5">103</text:span>; i++){</text:p>
      <text:p text:style-name="P2"><text:span text:style-name="T3">printf</text:span>(<text:span text:style-name="T6">"%d "</text:span>, <text:span text:style-name="T4">t2</text:span>[i]);</text:p>
      <text:p text:style-name="P2">}</text:p>
      <text:p text:style-name="P2"><text:span text:style-name="T3">printf</text:span>(<text:span text:style-name="T6">"</text:span><text:span text:style-name="T8">\n</text:span><text:span text:style-name="T6">%d</text:span><text:span text:style-name="T8">\n</text:span><text:span text:style-name="T6">"</text:span>, t1);</text:p>
      <text:p text:style-name="P2"><text:span text:style-name="T3">printf</text:span>(<text:span text:style-name="T6">"%d</text:span><text:span text:style-name="T8">\n</text:span><text:span text:style-name="T6">"</text:span>, teste);</text:p>
      <text:p text:style-name="P2"><text:span text:style-name="T3">printf</text:span>(<text:span text:style-name="T6">"%d</text:span><text:span text:style-name="T8">\n</text:span><text:span text:style-name="T6">"</text:span>, <text:span text:style-name="T1">sizeof</text:span>(t1));</text:p>
      <text:p text:style-name="P2"><text:span text:style-name="T3">printf</text:span>(<text:span text:style-name="T6">"</text:span><text:span text:style-name="T8">\n</text:span><text:span text:style-name="T6">"</text:span>);</text:p>
      <text:p text:style-name="P2"><text:span text:style-name="T3">free</text:span>(t1);</text:p>
      <text:p text:style-name="P2">}</text:p>
      <text:p text:style-name="P1"><text:span text:style-name="T14"/></text:p>
      <text:p text:style-name="P9"><text:span text:style-name="T14">O</text:span><text:span text:style-name="T13">bs: 103 foi o limite de repetições, com o valor de 104 já ocorre um err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1:40:39.131624078</meta:creation-date>
    <dc:date>2020-03-21T12:01:26.053729026</dc:date>
    <meta:editing-duration>PT26S</meta:editing-duration>
    <meta:editing-cycles>1</meta:editing-cycles>
    <meta:document-statistic meta:table-count="0" meta:image-count="0" meta:object-count="0" meta:page-count="2" meta:paragraph-count="54" meta:word-count="242" meta:character-count="1545" meta:non-whitespace-character-count="1355"/>
    <meta:generator>LibreOffice/6.3.5.2$Linux_X86_64 LibreOffice_project/30$Build-2</meta:generator>
  </office:meta>
</office:document-meta>
</file>